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2.38cm" fo:min-width="2.13cm" fo:padding-top="0.225cm" fo:padding-bottom="0.225cm" fo:padding-left="0.35cm" fo:padding-right="0.35cm"/>
    </style:style>
    <style:style style:name="gr2" style:family="graphic" style:parent-style-name="standard">
      <style:graphic-properties svg:stroke-width="0.15cm" svg:stroke-color="#ff9900" draw:marker-start-width="0.425cm" draw:marker-end-width="0.425cm" draw:fill="none" draw:textarea-horizontal-align="justify" draw:textarea-vertical-align="middle" draw:auto-grow-height="false" fo:min-height="2.48cm" fo:min-width="0.821cm" fo:padding-top="0.2cm" fo:padding-bottom="0.2cm" fo:padding-left="0.325cm" fo:padding-right="0.325cm"/>
    </style:style>
    <style:style style:name="gr3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1.372cm"/>
      <style:paragraph-properties style:writing-mode="tb-rl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1.728cm"/>
      <style:paragraph-properties style:writing-mode="tb-rl"/>
    </style:style>
    <style:style style:name="gr10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1.35cm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0.573cm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1.373cm" fo:padding-top="0.225cm" fo:padding-bottom="0.225cm" fo:padding-left="0.35cm" fo:padding-r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 draw:opacity="0%"/>
    </style:style>
    <style:style style:name="P5" style:family="paragraph">
      <style:text-properties fo:font-size="44pt" style:font-size-asian="44pt" style:font-size-complex="44pt"/>
    </style:style>
    <style:style style:name="P6" style:family="paragraph">
      <loext:graphic-properties draw:fill="none" draw:fill-color="#ffffff"/>
      <style:text-properties fo:font-size="44pt" style:font-size-asian="44pt" style:font-size-complex="44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style:font-name="メイリオ" fo:font-size="26pt" fo:font-weight="bold" style:font-name-asian="メイリオ" style:font-size-asian="26pt" style:font-weight-asian="bold" style:font-size-complex="26pt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メイリオ" fo:font-size="26pt" fo:font-weight="bold" style:font-name-asian="メイリオ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4cm" svg:height="4cm" svg:x="10.01cm" svg:y="7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009cm" svg:height="4cm" svg:x="9.00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4.01cm" svg:y1="9.014cm" svg:x2="16.063cm" svg:y2="8.991cm" draw:start-shape="id1" draw:start-glue-point="10" svg:d="M14010 9014l2053-23" svg:viewBox="0 0 2054 24">
          <text:p/>
        </draw:connector>
        <draw:connector draw:style-name="gr4" draw:text-style-name="P1" draw:layer="layout" draw:type="line" svg:x1="4.064cm" svg:y1="4.982cm" svg:x2="9.295cm" svg:y2="7.585cm" draw:start-shape="id2" draw:start-glue-point="1" draw:end-shape="id3" draw:end-glue-point="5" svg:d="M4064 4982l5231 2603" svg:viewBox="0 0 5232 2604">
          <text:p/>
        </draw:connector>
        <draw:connector draw:style-name="gr4" draw:text-style-name="P1" draw:layer="layout" draw:type="line" svg:x1="4cm" svg:y1="12.976cm" svg:x2="9.295cm" svg:y2="10.415cm" draw:start-shape="id4" draw:start-glue-point="1" draw:end-shape="id3" draw:end-glue-point="7" svg:d="M4000 12976l5295-2561" svg:viewBox="0 0 5296 2562">
          <text:p/>
        </draw:connector>
        <draw:connector draw:style-name="gr4" draw:text-style-name="P1" draw:layer="layout" draw:type="line" svg:x1="10.022cm" svg:y1="5.029cm" svg:x2="10.006cm" svg:y2="7cm" draw:end-shape="id3" draw:end-glue-point="4" svg:d="M10022 5029l-16 1971" svg:viewBox="0 0 17 1972">
          <text:p/>
        </draw:connector>
        <draw:g xml:id="id2" draw:id="id2">
          <svg:title>TexMaths</svg:title>
          <svg:desc>40§display§x_{1}§svg§600§FALSE§</svg:desc>
          <draw:polygon draw:style-name="gr5" draw:text-style-name="P2" draw:layer="layout" svg:width="1.363cm" svg:height="0.815cm" svg:x="2.7cm" svg:y="4.584cm" svg:viewBox="0 0 1364 816" draw:points="680,816 0,816 0,0 1364,0 1364,816">
            <text:p/>
          </draw:polygon>
          <draw:path draw:style-name="gr6" draw:text-style-name="P3" draw:layer="layout" svg:width="0.703cm" svg:height="0.639cm" svg:x="2.74cm" svg:y="4.564cm" svg:viewBox="0 0 704 640" svg:d="M432 200c8-40 40-168 140-168 8 0 40 0 68 16-36 8-64 44-64 76 0 24 12 52 52 52 32 0 76-28 76-84 0-72-84-92-132-92-80 0-132 76-148 108-36-92-112-108-152-108-148 0-228 184-228 216 0 16 12 16 16 16 12 0 16-4 20-16 48-148 140-184 188-184 28 0 76 12 76 92 0 44-24 140-76 340-20 88-72 144-132 144-12 0-44 0-72-16 36-8 68-36 68-76s-32-52-56-52c-40 0-76 40-76 84 0 64 72 92 132 92 96 0 144-100 148-108 20 52 68 108 156 108 144 0 224-180 224-216 0-16-12-16-16-16-12 0-16 8-20 16-44 152-140 184-188 184-56 0-76-44-76-92 0-32 8-60 24-124z">
            <text:p/>
          </draw:path>
          <draw:path draw:style-name="gr6" draw:text-style-name="P3" draw:layer="layout" svg:width="0.363cm" svg:height="0.655cm" svg:x="3.608cm" svg:y="4.744cm" svg:viewBox="0 0 364 656" svg:d="M224 28c0-28 0-28-28-28-64 64-156 64-196 64v36c24 0 88 0 144-28v504c0 32 0 44-100 44h-36v36c16 0 140-4 176-4 32 0 156 4 180 4v-36h-40c-100 0-100-12-100-44z">
            <text:p/>
          </draw:path>
        </draw:g>
        <draw:g xml:id="id4" draw:id="id4">
          <svg:title>TexMaths</svg:title>
          <svg:desc>40§display§x_{n}§svg§600§FALSE§</svg:desc>
          <draw:polygon draw:style-name="gr5" draw:text-style-name="P2" draw:layer="layout" svg:width="1.495cm" svg:height="0.815cm" svg:x="2.504cm" svg:y="12.572cm" svg:viewBox="0 0 1496 816" draw:points="748,816 0,816 0,0 1496,0 1496,816">
            <text:p/>
          </draw:polygon>
          <draw:path draw:style-name="gr6" draw:text-style-name="P3" draw:layer="layout" svg:width="0.703cm" svg:height="0.639cm" svg:x="2.544cm" svg:y="12.552cm" svg:viewBox="0 0 704 640" svg:d="M432 200c8-40 40-168 140-168 8 0 40 0 68 16-36 8-64 44-64 76 0 24 12 52 52 52 32 0 76-28 76-84 0-72-84-92-132-92-80 0-132 76-148 108-36-92-112-108-152-108-148 0-228 184-228 216 0 16 12 16 16 16 12 0 16-4 20-16 48-148 140-184 188-184 28 0 76 12 76 92 0 44-24 140-76 340-20 88-72 144-132 144-12 0-44 0-72-16 36-8 68-36 68-76s-32-52-56-52c-40 0-76 40-76 84 0 64 72 92 132 92 96 0 144-100 148-108 20 52 68 108 156 108 144 0 224-180 224-216 0-16-12-16-16-16-12 0-16 8-20 16-44 152-140 184-188 184-56 0-76-44-76-92 0-32 8-60 24-124z">
            <text:p/>
          </draw:path>
          <draw:path draw:style-name="gr6" draw:text-style-name="P3" draw:layer="layout" svg:width="0.603cm" svg:height="0.447cm" svg:x="3.352cm" svg:y="12.952cm" svg:viewBox="0 0 604 448" svg:d="M76 376c-4 12-12 36-12 40 0 20 20 32 36 32s32-12 36-24c4-8 12-40 20-60 4-20 16-64 20-88 8-24 12-44 16-68 12-40 16-48 44-88s72-92 148-92c56 0 56 52 56 68 0 60-40 172-56 212-12 28-16 36-16 56 0 52 44 84 96 84 96 0 140-136 140-152 0-12-12-12-16-12-12 0-12 4-16 16-24 80-68 120-108 120-20 0-24-12-24-36 0-20 4-36 24-80 12-28 52-136 52-192 0-96-76-112-128-112-84 0-140 52-168 92-8-72-64-92-108-92-40 0-64 32-76 52-24 40-36 96-36 100 0 12 12 12 16 12 16 0 16-4 24-28 12-60 32-108 72-108 24 0 32 20 32 48 0 20-8 56-16 84-8 24-16 68-24 88z">
            <text:p/>
          </draw:path>
        </draw:g>
        <draw:g>
          <svg:title>TexMaths</svg:title>
          <svg:desc>40§display§b§svg§600§FALSE§</svg:desc>
          <draw:polygon draw:style-name="gr5" draw:text-style-name="P2" draw:layer="layout" svg:width="0.603cm" svg:height="0.975cm" svg:x="9.675cm" svg:y="3.804cm" svg:viewBox="0 0 604 976" draw:points="304,976 0,976 0,0 604,0 604,976">
            <text:p/>
          </draw:polygon>
          <draw:path draw:style-name="gr6" draw:text-style-name="P3" draw:layer="layout" svg:width="0.519cm" svg:height="0.995cm" svg:x="9.743cm" svg:y="3.8cm" svg:viewBox="0 0 520 996" svg:d="M272 16c0 0 0-16-20-16-32 0-136 12-172 16-12 0-28 0-28 28 0 16 16 16 36 16 68 0 72 8 72 24 0 8-16 56-20 88l-116 460c-20 68-24 92-24 140 0 136 76 224 180 224 168 0 340-212 340-416 0-128-72-224-188-224-64 0-124 40-164 84zM140 548c8-28 8-32 20-48 68-92 132-112 172-112 48 0 88 40 88 132 0 84-48 244-72 300-48 92-112 144-168 144-48 0-96-40-96-144 0-24 0-52 24-140z">
            <text:p/>
          </draw:path>
        </draw:g>
        <draw:g>
          <svg:title>TexMaths</svg:title>
          <svg:desc>48§display§f§svg§600§FALSE§</svg:desc>
          <draw:polygon draw:style-name="gr5" draw:text-style-name="P2" draw:layer="layout" svg:width="1.007cm" svg:height="1.497cm" svg:x="11.501cm" svg:y="8.224cm" svg:viewBox="0 0 1008 1498" draw:points="504,1498 0,1498 0,0 1008,0 1008,1498">
            <text:p/>
          </draw:polygon>
          <draw:path draw:style-name="gr6" draw:text-style-name="P3" draw:layer="layout" svg:width="0.844cm" svg:height="1.54cm" svg:x="11.592cm" svg:y="8.2cm" svg:viewBox="0 0 845 1541" svg:d="M533 518h144c33 0 53 0 53-38 0-14-20-14-48-14h-140l39-197c5-34 29-154 38-173 15-34 43-58 82-58 5 0 48 0 81 29-76 10-91 67-91 91 0 39 29 58 63 58 43 0 91-34 91-101 0-77-77-115-144-115-58 0-168 29-216 197-10 38-15 53-58 269h-115c-34 0-53 0-53 28 0 24 15 24 48 24h111l-125 668c-34 163-63 317-149 317-5 0-48 0-82-29 77-5 96-67 96-91 0-39-33-63-67-63-43 0-91 39-91 106 0 72 77 115 144 115 91 0 163-101 192-163 53-111 91-312 96-327z">
            <text:p/>
          </draw:path>
        </draw:g>
        <draw:g>
          <svg:title>TexMaths</svg:title>
          <svg:desc>44§display§y = f(u)§svg§600§FALSE§</svg:desc>
          <draw:polygon draw:style-name="gr5" draw:text-style-name="P2" draw:layer="layout" svg:width="5.873cm" svg:height="1.544cm" svg:x="16.343cm" svg:y="8.156cm" svg:viewBox="0 0 5874 1545" draw:points="2935,1545 0,1545 0,0 5874,0 5874,1545">
            <text:p/>
          </draw:polygon>
          <draw:path draw:style-name="gr6" draw:text-style-name="P3" draw:layer="layout" svg:width="0.716cm" svg:height="1.002cm" svg:x="16.387cm" svg:y="8.627cm" svg:viewBox="0 0 717 1003" svg:d="M713 97c4-22 4-27 4-40 0-26-22-39-44-39-17 0-39 8-57 30 0 9-13 58-22 84-9 44-22 84-31 128l-70 277c-5 22-71 132-176 132-79 0-93-66-93-123 0-75 27-172 80-308 22-62 30-80 30-110 0-71-52-128-127-128-150 0-207 224-207 238 0 17 18 17 18 17 17 0 17-4 26-26 40-150 106-194 158-194 9 0 36 0 36 49 0 39-14 79-27 110-61 162-88 250-88 325 0 137 97 185 189 185 62 0 115-26 159-70-22 79-40 158-101 237-40 53-102 102-172 102-22 0-92-5-119-66 27 0 44 0 66-18 18-18 31-35 31-66 0-48-40-53-57-53-35 0-88 22-88 101 0 75 70 132 167 132 158 0 321-140 365-317z">
            <text:p/>
          </draw:path>
          <draw:path draw:style-name="gr6" draw:text-style-name="P3" draw:layer="layout" svg:width="1.033cm" svg:height="0.364cm" svg:x="17.672cm" svg:y="8.746cm" svg:viewBox="0 0 1034 365" svg:d="M981 62c22 0 53 0 53-31s-31-31-53-31h-928c-22 0-53 0-53 31s31 31 53 31zM981 365c22 0 53 0 53-31 0-30-31-30-53-30h-928c-22 0-53 0-53 30 0 31 31 31 53 31z">
            <text:p/>
          </draw:path>
          <draw:path draw:style-name="gr6" draw:text-style-name="P3" draw:layer="layout" svg:width="0.773cm" svg:height="1.412cm" svg:x="19.291cm" svg:y="8.222cm" svg:viewBox="0 0 774 1413" svg:d="M488 475h132c31 0 49 0 49-35 0-13-18-13-44-13h-128l35-181c5-30 27-140 36-158 13-31 39-53 74-53 5 0 44 0 75 27-70 8-83 61-83 83 0 35 26 53 57 53 39 0 83-31 83-92 0-71-70-106-132-106-52 0-154 26-198 180-8 36-13 49-52 247h-106c-31 0-48 0-48 26 0 22 13 22 44 22h101l-115 612c-30 150-57 290-136 290-4 0-44 0-75-26 71-4 88-62 88-84 0-35-31-57-61-57-40 0-84 35-84 97 0 66 70 106 132 106 84 0 150-93 176-150 48-101 84-286 88-299z">
            <text:p/>
          </draw:path>
          <draw:path draw:style-name="gr6" draw:text-style-name="P3" draw:layer="layout" svg:width="0.364cm" svg:height="1.548cm" svg:x="20.285cm" svg:y="8.152cm" svg:viewBox="0 0 365 1549" svg:d="M365 1536c0-5 0-9-31-35-193-194-242-489-242-726 0-269 58-537 251-731 22-22 22-22 22-26 0-14-9-18-17-18-18 0-159 106-251 304-79 171-97 343-97 471 0 123 18 308 101 484 97 193 229 290 247 290 8 0 17-4 17-13z">
            <text:p/>
          </draw:path>
          <draw:path draw:style-name="gr6" draw:text-style-name="P3" draw:layer="layout" svg:width="0.8cm" svg:height="0.703cm" svg:x="20.774cm" svg:y="8.627cm" svg:viewBox="0 0 801 704" svg:d="M497 603c18 61 75 101 141 101 53 0 88-35 114-84 27-57 49-154 49-154 0-17-18-17-22-17-13 0-13 9-22 31-18 83-49 189-115 189-30 0-48-18-48-71 0-35 18-105 31-162l44-168c4-22 22-83 26-105 9-35 22-93 22-106 0-26-22-39-44-39-9 0-48 0-61 52-27 115-97 388-115 471-4 5-66 128-180 128-79 0-93-66-93-128 0-83 40-207 84-317 18-44 26-66 26-96 0-71-52-128-127-128-150 0-207 224-207 238 0 17 18 17 18 17 17 0 17-4 26-26 40-137 97-194 158-194 14 0 36 0 36 49 0 39-14 83-27 110-57 154-88 246-88 325 0 145 106 185 189 185 106 0 159-70 185-101z">
            <text:p/>
          </draw:path>
          <draw:path draw:style-name="gr6" draw:text-style-name="P3" draw:layer="layout" svg:width="0.364cm" svg:height="1.548cm" svg:x="21.702cm" svg:y="8.152cm" svg:viewBox="0 0 365 1549" svg:d="M365 775c0-119-17-309-105-485-93-189-229-290-242-290-14 0-18 4-18 18 0 4 0 4 31 35 154 154 242 400 242 722 0 268-57 541-251 734-22 18-22 22-22 27 0 9 4 13 18 13 13 0 154-106 246-299 79-172 101-343 101-475z">
            <text:p/>
          </draw:path>
        </draw:g>
        <draw:g>
          <svg:title>TexMaths</svg:title>
          <svg:desc>36§display§u = \sum _{i = 1}^{n} w_{i}x_{i} + b§svg§600§FALSE§</svg:desc>
          <draw:polygon draw:style-name="gr5" draw:text-style-name="P2" draw:layer="layout" svg:width="8.995cm" svg:height="3.459cm" svg:x="9.373cm" svg:y="11.311cm" svg:viewBox="0 0 8996 3460" draw:points="4496,3460 0,3460 0,0 8996,0 8996,3460">
            <text:p/>
          </draw:polygon>
          <draw:path draw:style-name="gr6" draw:text-style-name="P3" draw:layer="layout" svg:width="0.654cm" svg:height="0.575cm" svg:x="9.409cm" svg:y="12.715cm" svg:viewBox="0 0 655 576" svg:d="M407 493c14 51 61 83 115 83 43 0 72-29 94-68 21-47 39-126 39-126 0-15-14-15-18-15-11 0-11 7-18 25-14 69-39 155-93 155-26 0-40-14-40-57 0-29 14-87 25-134l36-136c4-18 18-69 22-87 7-29 18-75 18-86 0-22-18-33-36-33-7 0-40 0-51 44-21 93-79 316-93 385-4 3-54 104-148 104-65 0-75-54-75-104 0-69 32-169 68-259 14-36 22-54 22-80 0-57-44-104-105-104-122 0-169 184-169 194 0 15 14 15 14 15 15 0 15-4 22-22 32-111 79-158 130-158 10 0 28 0 28 39 0 33-10 69-21 90-47 126-72 202-72 267 0 119 86 151 155 151 86 0 129-58 151-83z">
            <text:p/>
          </draw:path>
          <draw:path draw:style-name="gr6" draw:text-style-name="P3" draw:layer="layout" svg:width="0.845cm" svg:height="0.298cm" svg:x="10.518cm" svg:y="12.809cm" svg:viewBox="0 0 846 299" svg:d="M803 50c18 0 43 0 43-25s-25-25-43-25h-760c-18 0-43 0-43 25s25 25 43 25zM803 299c18 0 43 0 43-25 0-26-25-26-43-26h-760c-18 0-43 0-43 26 0 25 25 25 43 25z">
            <text:p/>
          </draw:path>
          <draw:path draw:style-name="gr6" draw:text-style-name="P3" draw:layer="layout" svg:width="0.543cm" svg:height="0.402cm" svg:x="12.422cm" svg:y="11.3cm" svg:viewBox="0 0 544 403" svg:d="M68 338c-3 11-10 33-10 36 0 18 18 29 32 29s29-11 32-21c4-8 11-36 18-54 4-18 15-58 18-80 8-21 11-39 15-61 11-36 14-43 39-79 26-36 65-83 134-83 50 0 50 47 50 61 0 54-36 155-50 191-11 25-15 33-15 51 0 46 40 75 87 75 86 0 126-122 126-137 0-10-11-10-15-10-11 0-11 3-14 14-22 72-61 108-97 108-18 0-22-11-22-32 0-18 4-33 22-72 10-26 46-123 46-173 0-87-68-101-115-101-75 0-126 47-151 83-7-65-58-83-97-83-36 0-58 29-69 47-21 36-32 86-32 90 0 11 11 11 14 11 15 0 15-4 22-26 11-54 29-97 65-97 21 0 29 18 29 43 0 18-8 51-15 76-7 22-14 61-21 79z">
            <text:p/>
          </draw:path>
          <draw:path draw:style-name="gr6" draw:text-style-name="P3" draw:layer="layout" svg:width="1.687cm" svg:height="1.774cm" svg:x="11.85cm" svg:y="12.07cm" svg:viewBox="0 0 1688 1775" svg:d="M1534 1775l154-407h-32c-50 133-184 220-331 256-25 7-148 39-393 39h-766l648-756c7-10 10-14 10-18 0-3 0-7-10-21l-591-807h695c173 0 288 18 299 22 68 7 176 29 277 93 32 22 119 76 162 180h32l-154-356h-1498c-29 0-32 0-36 7 0 7 0 29 0 43l670 919-656 770c-14 14-14 22-14 22 0 14 14 14 36 14z">
            <text:p/>
          </draw:path>
          <draw:path draw:style-name="gr6" draw:text-style-name="P3" draw:layer="layout" svg:width="0.273cm" svg:height="0.6cm" svg:x="11.914cm" svg:y="14.177cm" svg:viewBox="0 0 274 601" svg:d="M248 32c0-14-10-32-36-32-25 0-50 22-50 50 0 15 11 33 36 33s50-25 50-51zM65 486c-4 11-7 22-7 40 0 39 36 75 86 75 90 0 130-126 130-137 0-14-15-14-15-14-14 0-14 7-18 18-21 68-61 108-97 108-18 0-22-14-22-32 0-22 8-36 15-58 11-25 18-47 29-72 7-22 39-101 43-112 3-10 7-21 7-28 0-44-36-76-86-76-90 0-130 122-130 137 0 11 11 11 14 11 15 0 15-4 18-15 22-75 62-108 94-108 14 0 25 7 25 33 0 18-7 32-29 86z">
            <text:p/>
          </draw:path>
          <draw:path draw:style-name="gr6" draw:text-style-name="P3" draw:layer="layout" svg:width="0.654cm" svg:height="0.24cm" svg:x="12.292cm" svg:y="14.42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6" draw:text-style-name="P3" draw:layer="layout" svg:width="0.327cm" svg:height="0.589cm" svg:x="13.099cm" svg:y="14.177cm" svg:viewBox="0 0 328 590" svg:d="M202 25c0-25 0-25-26-25-57 58-140 58-176 58v32c22 0 79 0 130-25v453c0 29 0 40-90 40h-33v32c15 0 126-3 159-3 28 0 140 3 162 3v-32h-36c-90 0-90-11-90-40z">
            <text:p/>
          </draw:path>
          <draw:path draw:style-name="gr6" draw:text-style-name="P3" draw:layer="layout" svg:width="0.841cm" svg:height="0.575cm" svg:x="13.851cm" svg:y="12.715cm" svg:viewBox="0 0 842 576" svg:d="M551 130c7-26 18-72 18-83 0-22-18-33-36-33-15 0-40 11-47 36-4 8-65 252-72 285-11 39-11 61-11 83 0 14 0 18 0 25-29 65-68 104-119 104-100 0-100-93-100-115 0-40 7-90 68-245 11-39 22-57 22-83 0-57-44-104-105-104-122 0-169 184-169 194 0 15 14 15 14 15 15 0 15-4 22-22 32-119 83-158 130-158 10 0 28 0 28 39 0 33-14 69-21 90-58 152-72 209-72 260 0 115 86 158 180 158 21 0 83 0 133-90 32 83 122 90 158 90 98 0 152-79 184-155 43-101 86-270 86-331 0-72-36-90-57-90-33 0-65 32-65 61 0 18 11 25 22 36 14 11 43 47 43 108 0 43-36 166-69 231-32 68-75 111-140 111-58 0-94-36-94-108 0-36 11-75 15-93z">
            <text:p/>
          </draw:path>
          <draw:path draw:style-name="gr6" draw:text-style-name="P3" draw:layer="layout" svg:width="0.273cm" svg:height="0.6cm" svg:x="14.762cm" svg:y="12.873cm" svg:viewBox="0 0 274 601" svg:d="M248 32c0-14-10-32-36-32-25 0-50 22-50 50 0 15 11 33 36 33s50-25 50-51zM65 486c-4 11-7 22-7 40 0 39 36 75 86 75 90 0 130-126 130-137 0-14-15-14-15-14-14 0-14 7-18 18-21 68-61 108-97 108-18 0-22-14-22-32 0-22 8-36 15-58 11-25 18-47 29-72 7-22 39-101 43-112 3-10 7-21 7-28 0-44-36-76-86-76-90 0-130 122-130 137 0 11 14 11 14 11 15 0 15-4 18-15 22-75 62-108 94-108 14 0 25 7 25 33 0 18-7 32-29 86z">
            <text:p/>
          </draw:path>
          <draw:path draw:style-name="gr6" draw:text-style-name="P3" draw:layer="layout" svg:width="0.633cm" svg:height="0.575cm" svg:x="15.176cm" svg:y="12.715cm" svg:viewBox="0 0 634 576" svg:d="M389 180c7-36 36-151 126-151 7 0 36 0 61 14-32 7-58 40-58 69 0 21 11 46 47 46 29 0 69-25 69-75 0-65-76-83-119-83-72 0-119 68-133 97-33-83-101-97-137-97-133 0-205 166-205 194 0 15 14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6" draw:text-style-name="P3" draw:layer="layout" svg:width="0.273cm" svg:height="0.6cm" svg:x="15.903cm" svg:y="12.873cm" svg:viewBox="0 0 274 601" svg:d="M248 32c0-14-10-32-36-32-25 0-50 22-50 50 0 15 11 33 36 33s50-25 50-51zM65 486c-4 11-7 22-7 40 0 39 36 75 86 75 90 0 130-126 130-137 0-14-15-14-15-14-14 0-14 7-18 18-21 68-61 108-97 108-18 0-22-14-22-32 0-22 8-36 15-58 11-25 18-47 29-72 7-22 39-101 43-112 3-10 7-21 7-28 0-44-36-76-86-76-90 0-130 122-130 137 0 11 11 11 14 11 15 0 15-4 18-15 22-75 62-108 94-108 14 0 25 7 25 33 0 18-7 32-29 86z">
            <text:p/>
          </draw:path>
          <draw:path draw:style-name="gr6" draw:text-style-name="P3" draw:layer="layout" svg:width="0.845cm" svg:height="0.845cm" svg:x="16.634cm" svg:y="12.535cm" svg:viewBox="0 0 846 846" svg:d="M450 450h353c18 0 43 0 43-25 0-29-25-29-43-29h-353v-353c0-18 0-43-25-43s-25 25-25 43v353h-357c-18 0-43 0-43 29 0 25 25 25 43 25h357v353c0 18 0 43 25 43s25-25 25-43z">
            <text:p/>
          </draw:path>
          <draw:path draw:style-name="gr6" draw:text-style-name="P3" draw:layer="layout" svg:width="0.467cm" svg:height="0.896cm" svg:x="17.883cm" svg:y="12.395cm" svg:viewBox="0 0 468 897" svg:d="M245 14c0 0 0-14-18-14-29 0-123 11-155 14-11 0-25 0-25 26 0 14 14 14 32 14 61 0 65 7 65 22 0 7-11 50-18 79l-104 414c-18 61-22 83-22 126 0 122 68 202 162 202 151 0 306-191 306-375 0-115-65-202-169-202-58 0-112 36-148 76zM126 493c7-25 7-29 18-43 61-83 119-101 155-101 43 0 79 36 79 119 0 76-43 220-65 270-43 83-101 130-151 130-43 0-86-36-86-130 0-22 0-47 21-126z">
            <text:p/>
          </draw:path>
        </draw:g>
        <draw:g>
          <svg:title>TexMaths</svg:title>
          <svg:desc>40§display§w_{1}§svg§600§TRUE§</svg:desc>
          <draw:polygon draw:style-name="gr7" draw:text-style-name="P4" draw:layer="layout" svg:width="1.563cm" svg:height="0.815cm" svg:x="6cm" svg:y="4.92cm" svg:viewBox="0 0 1564 816" draw:points="784,816 0,816 0,0 1564,0 1564,816">
            <text:p/>
          </draw:polygon>
          <draw:path draw:style-name="gr6" draw:text-style-name="P3" draw:layer="layout" svg:width="0.935cm" svg:height="0.639cm" svg:x="6.04cm" svg:y="4.9cm" svg:viewBox="0 0 936 640" svg:d="M612 144c8-28 20-80 20-92 0-24-20-36-40-36-16 0-44 12-52 40-4 8-72 280-80 316-12 44-12 68-12 92 0 16 0 20 0 28-32 72-76 116-132 116-112 0-112-104-112-128 0-44 8-100 76-272 12-44 24-64 24-92 0-64-48-116-116-116-136 0-188 204-188 216 0 16 16 16 16 16 16 0 16-4 24-24 36-132 92-176 144-176 12 0 32 0 32 44 0 36-16 76-24 100-64 168-80 232-80 288 0 128 96 176 200 176 24 0 92 0 148-100 36 92 136 100 176 100 108 0 168-88 204-172 48-112 96-300 96-368 0-80-40-100-64-100-36 0-72 36-72 68 0 20 12 28 24 40 16 12 48 52 48 120 0 48-40 184-76 256-36 76-84 124-156 124-64 0-104-40-104-120 0-40 12-84 16-104z">
            <text:p/>
          </draw:path>
          <draw:path draw:style-name="gr6" draw:text-style-name="P3" draw:layer="layout" svg:width="0.363cm" svg:height="0.655cm" svg:x="7.108cm" svg:y="5.08cm" svg:viewBox="0 0 364 656" svg:d="M224 28c0-28 0-28-28-28-64 64-156 64-196 64v36c24 0 88 0 144-28v504c0 32 0 44-100 44h-36v36c16 0 140-4 176-4 32 0 156 4 180 4v-36h-40c-100 0-100-12-100-44z">
            <text:p/>
          </draw:path>
        </draw:g>
        <draw:g>
          <svg:title>TexMaths</svg:title>
          <svg:desc>40§display§w_{n}§svg§600§FALSE§</svg:desc>
          <draw:polygon draw:style-name="gr5" draw:text-style-name="P2" draw:layer="layout" svg:width="1.699cm" svg:height="0.815cm" svg:x="5.4cm" svg:y="10.62cm" svg:viewBox="0 0 1700 816" draw:points="848,816 0,816 0,0 1700,0 1700,816">
            <text:p/>
          </draw:polygon>
          <draw:path draw:style-name="gr6" draw:text-style-name="P3" draw:layer="layout" svg:width="0.935cm" svg:height="0.639cm" svg:x="5.44cm" svg:y="10.6cm" svg:viewBox="0 0 936 640" svg:d="M612 144c8-28 20-80 20-92 0-24-20-36-40-36-16 0-44 12-52 40-4 8-72 280-80 316-12 44-12 68-12 92 0 16 0 20 0 28-32 72-76 116-132 116-112 0-112-104-112-128 0-44 8-100 76-272 12-44 24-64 24-92 0-64-48-116-116-116-136 0-188 204-188 216 0 16 16 16 16 16 16 0 16-4 24-24 36-132 92-176 144-176 12 0 32 0 32 44 0 36-16 76-24 100-64 168-80 232-80 288 0 128 96 176 200 176 24 0 92 0 148-100 36 92 136 100 176 100 108 0 168-88 204-172 48-112 96-300 96-368 0-80-40-100-64-100-36 0-72 36-72 68 0 20 12 28 24 40 16 12 48 52 48 120 0 48-40 184-76 256-36 76-84 124-156 124-64 0-104-40-104-120 0-40 12-84 16-104z">
            <text:p/>
          </draw:path>
          <draw:path draw:style-name="gr6" draw:text-style-name="P3" draw:layer="layout" svg:width="0.603cm" svg:height="0.447cm" svg:x="6.448cm" svg:y="11cm" svg:viewBox="0 0 604 448" svg:d="M76 376c-4 12-12 36-12 40 0 20 20 32 36 32s32-12 36-24c4-8 12-40 20-60 4-20 16-64 20-88 8-24 12-44 16-68 12-40 16-48 44-88s72-92 148-92c56 0 56 52 56 68 0 60-40 172-56 212-12 28-16 36-16 56 0 52 44 84 96 84 96 0 140-136 140-152 0-12-12-12-16-12-12 0-12 4-16 16-24 80-68 120-108 120-20 0-24-12-24-36 0-20 4-36 24-80 12-28 52-136 52-192 0-96-76-112-128-112-84 0-140 52-168 92-8-72-64-92-108-92-40 0-64 32-76 52-24 40-36 96-36 100 0 12 12 12 16 12 16 0 16-4 24-28 12-60 32-108 72-108 24 0 32 20 32 48 0 20-8 56-16 84-8 24-16 68-24 88z">
            <text:p/>
          </draw:path>
        </draw:g>
        <draw:line draw:style-name="gr4" draw:text-style-name="P1" draw:layer="layout" svg:x1="4.1cm" svg:y1="7cm" svg:x2="9cm" svg:y2="8.4cm">
          <text:p/>
        </draw:line>
        <draw:g>
          <svg:title>TexMaths</svg:title>
          <svg:desc>40§display§x_{2}§svg§600§FALSE§</svg:desc>
          <draw:polygon draw:style-name="gr5" draw:text-style-name="P2" draw:layer="layout" svg:width="1.363cm" svg:height="0.815cm" svg:x="2.6cm" svg:y="6.72cm" svg:viewBox="0 0 1364 816" draw:points="680,816 0,816 0,0 1364,0 1364,816">
            <text:p/>
          </draw:polygon>
          <draw:path draw:style-name="gr6" draw:text-style-name="P3" draw:layer="layout" svg:width="0.703cm" svg:height="0.639cm" svg:x="2.64cm" svg:y="6.7cm" svg:viewBox="0 0 704 640" svg:d="M432 200c8-40 40-168 140-168 8 0 40 0 68 16-36 8-64 44-64 76 0 24 12 52 52 52 32 0 76-28 76-84 0-72-84-92-132-92-80 0-132 76-148 108-36-92-112-108-152-108-148 0-228 184-228 216 0 16 12 16 16 16 12 0 16-4 20-16 48-148 140-184 188-184 28 0 76 12 76 92 0 44-24 140-76 340-20 88-72 144-132 144-12 0-44 0-72-16 36-8 68-36 68-76s-32-52-56-52c-40 0-76 40-76 84 0 64 72 92 132 92 96 0 144-100 148-108 20 52 68 108 156 108 144 0 224-180 224-216 0-16-12-16-16-16-12 0-16 8-20 16-44 152-140 184-188 184-56 0-76-44-76-92 0-32 8-60 24-124z">
            <text:p/>
          </draw:path>
          <draw:path draw:style-name="gr6" draw:text-style-name="P3" draw:layer="layout" svg:width="0.439cm" svg:height="0.655cm" svg:x="3.464cm" svg:y="6.88cm" svg:viewBox="0 0 440 656" svg:d="M440 476h-36c0 24-12 80-24 92-8 4-84 4-100 4h-180c104-92 136-120 196-164 76-60 144-120 144-216 0-120-108-192-232-192s-208 88-208 176c0 52 44 56 52 56 24 0 52-16 52-52 0-16-4-52-56-52 28-72 96-92 144-92 100 0 152 76 152 156 0 88-64 156-96 192l-240 236c-8 8-8 8-8 36h408z">
            <text:p/>
          </draw:path>
        </draw:g>
        <draw:g>
          <svg:title>TexMaths</svg:title>
          <svg:desc>40§display§w_{2}§svg§600§TRUE§</svg:desc>
          <draw:polygon draw:style-name="gr7" draw:text-style-name="P4" draw:layer="layout" svg:width="1.563cm" svg:height="0.815cm" svg:x="5.436cm" svg:y="6.62cm" svg:viewBox="0 0 1564 816" draw:points="784,816 0,816 0,0 1564,0 1564,816">
            <text:p/>
          </draw:polygon>
          <draw:path draw:style-name="gr6" draw:text-style-name="P3" draw:layer="layout" svg:width="0.935cm" svg:height="0.639cm" svg:x="5.476cm" svg:y="6.6cm" svg:viewBox="0 0 936 640" svg:d="M612 144c8-28 20-80 20-92 0-24-20-36-40-36-16 0-44 12-52 40-4 8-72 280-80 316-12 44-12 68-12 92 0 16 0 20 0 28-32 72-76 116-132 116-112 0-112-104-112-128 0-44 8-100 76-272 12-44 24-64 24-92 0-64-48-116-116-116-136 0-188 204-188 216 0 16 16 16 16 16 16 0 16-4 24-24 36-132 92-176 144-176 12 0 32 0 32 44 0 36-16 76-24 100-64 168-80 232-80 288 0 128 96 176 200 176 24 0 92 0 148-100 36 92 136 100 176 100 108 0 168-88 204-172 48-112 96-300 96-368 0-80-40-100-64-100-36 0-72 36-72 68 0 20 12 28 24 40 16 12 48 52 48 120 0 48-40 184-76 256-36 76-84 124-156 124-64 0-104-40-104-120 0-40 12-84 16-104z">
            <text:p/>
          </draw:path>
          <draw:path draw:style-name="gr6" draw:text-style-name="P3" draw:layer="layout" svg:width="0.439cm" svg:height="0.655cm" svg:x="6.5cm" svg:y="6.78cm" svg:viewBox="0 0 440 656" svg:d="M440 476h-36c0 24-12 80-24 92-8 4-84 4-100 4h-180c104-92 136-120 196-164 76-60 144-120 144-216 0-120-108-192-232-192s-208 88-208 176c0 52 44 56 52 56 24 0 52-16 52-52 0-16-4-52-56-52 28-72 96-92 144-92 100 0 152 76 152 156 0 88-64 156-96 192l-240 236c-8 8-8 8-8 36h408z">
            <text:p/>
          </draw:path>
        </draw:g>
        <draw:frame draw:style-name="gr8" draw:text-style-name="P6" draw:layer="layout" svg:width="2.228cm" svg:height="1.7cm" svg:x="2.472cm" svg:y="9.2cm">
          <draw:text-box>
            <text:p text:style-name="P5"><text:span text:style-name="T1">...</text:span></text:p>
          </draw:text-box>
        </draw:frame>
        <draw:frame draw:style-name="gr9" draw:text-style-name="P6" draw:layer="layout" svg:width="2.228cm" svg:height="2cm" svg:x="5.6cm" svg:y="8.5cm">
          <draw:text-box>
            <text:p text:style-name="P5"><text:span text:style-name="T1">...</text:span></text:p>
          </draw:text-box>
        </draw:frame>
        <draw:frame draw:style-name="gr10" draw:text-style-name="P8" draw:layer="layout" svg:width="2.6cm" svg:height="1.823cm" svg:x="1.9cm" svg:y="2.777cm">
          <draw:text-box>
            <text:p text:style-name="P7"><text:span text:style-name="T2">入力</text:span></text:p>
          </draw:text-box>
        </draw:frame>
        <draw:frame draw:style-name="gr11" draw:text-style-name="P8" draw:layer="layout" svg:width="4.4cm" svg:height="1.823cm" svg:x="10.4cm" svg:y="3.4cm">
          <draw:text-box>
            <text:p text:style-name="P7"><text:span text:style-name="T2">バイアス</text:span></text:p>
          </draw:text-box>
        </draw:frame>
        <draw:frame draw:style-name="gr12" draw:text-style-name="P8" draw:layer="layout" svg:width="2.6cm" svg:height="1.823cm" svg:x="15.5cm" svg:y="6.7cm">
          <draw:text-box>
            <text:p text:style-name="P7"><text:span text:style-name="T2">出力</text:span></text:p>
          </draw:text-box>
        </draw:frame>
        <draw:frame draw:style-name="gr10" draw:text-style-name="P8" draw:layer="layout" svg:width="2.6cm" svg:height="1.823cm" svg:x="5.7cm" svg:y="3.1cm">
          <draw:text-box>
            <text:p text:style-name="P7"><text:span text:style-name="T2">重み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19:37:46.222285000</meta:creation-date>
    <dc:date>2016-01-06T22:11:58.695368000</dc:date>
    <meta:editing-duration>PT2H33M56S</meta:editing-duration>
    <meta:editing-cycles>30</meta:editing-cycles>
    <meta:generator>LibreOffice/4.4.3.2$MacOSX_X86_64 LibreOffice_project/88805f81e9fe61362df02b9941de8e38a9b5fd16</meta:generator>
    <meta:document-statistic meta:object-count="66"/>
  </office:meta>
</office:document-meta>
</file>